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19e225" officeooo:paragraph-rsid="0019e225"/>
    </style:style>
    <style:style style:name="P2" style:family="paragraph" style:parent-style-name="Text_20_body">
      <style:text-properties fo:color="#2a6099" loext:opacity="100%" officeooo:rsid="0019e225" officeooo:paragraph-rsid="0019e225"/>
    </style:style>
    <style:style style:name="P3" style:family="paragraph" style:parent-style-name="Heading_20_1">
      <style:text-properties officeooo:rsid="0019e225" officeooo:paragraph-rsid="0019e225"/>
    </style:style>
    <style:style style:name="P4" style:family="paragraph" style:parent-style-name="Heading_20_2">
      <style:text-properties officeooo:rsid="0019e225" officeooo:paragraph-rsid="0019e225"/>
    </style:style>
    <style:style style:name="P5" style:family="paragraph" style:parent-style-name="Heading_20_2">
      <style:text-properties officeooo:rsid="001bac9e" officeooo:paragraph-rsid="001bac9e"/>
    </style:style>
    <style:style style:name="P6" style:family="paragraph" style:parent-style-name="Heading_20_2">
      <style:text-properties officeooo:paragraph-rsid="001c75b4"/>
    </style:style>
    <style:style style:name="P7" style:family="paragraph" style:parent-style-name="Text_20_body" style:list-style-name="L1"/>
    <style:style style:name="P8" style:family="paragraph" style:parent-style-name="Text_20_body" style:list-style-name="L1">
      <style:text-properties officeooo:paragraph-rsid="0019e225"/>
    </style:style>
    <style:style style:name="P9" style:family="paragraph" style:parent-style-name="Text_20_body" style:list-style-name="L1">
      <style:text-properties fo:color="#2a6099" loext:opacity="100%" officeooo:rsid="0019e225" officeooo:paragraph-rsid="0019e225"/>
    </style:style>
    <style:style style:name="P10" style:family="paragraph" style:parent-style-name="Text_20_body" style:list-style-name="L2">
      <style:text-properties fo:color="#2a6099" loext:opacity="100%" officeooo:rsid="001c75b4" officeooo:paragraph-rsid="001c75b4"/>
    </style:style>
    <style:style style:name="P11" style:family="paragraph" style:parent-style-name="Text_20_body" style:list-style-name="L3">
      <style:text-properties fo:color="#2a6099" loext:opacity="100%" officeooo:rsid="001e05a3" officeooo:paragraph-rsid="001e05a3"/>
    </style:style>
    <style:style style:name="P12" style:family="paragraph" style:parent-style-name="Text_20_body" style:list-style-name="L3">
      <style:text-properties fo:color="#2a6099" loext:opacity="100%" officeooo:rsid="00206be9" officeooo:paragraph-rsid="00206be9"/>
    </style:style>
    <style:style style:name="P13" style:family="paragraph" style:parent-style-name="Text_20_body" style:list-style-name="L3">
      <style:text-properties fo:color="#2a6099" loext:opacity="100%" officeooo:rsid="002103dd" officeooo:paragraph-rsid="002103dd"/>
    </style:style>
    <style:style style:name="P14" style:family="paragraph" style:parent-style-name="Text_20_body" style:list-style-name="L3">
      <style:text-properties fo:color="#2a6099" loext:opacity="100%" officeooo:rsid="00212794" officeooo:paragraph-rsid="00212794"/>
    </style:style>
    <style:style style:name="P15" style:family="paragraph" style:parent-style-name="Text_20_body" style:list-style-name="L2"/>
    <style:style style:name="P16" style:family="paragraph" style:parent-style-name="Text_20_body" style:list-style-name="L2">
      <style:text-properties officeooo:paragraph-rsid="001bac9e"/>
    </style:style>
    <style:style style:name="P17" style:family="paragraph" style:parent-style-name="Text_20_body" style:list-style-name="L3"/>
    <style:style style:name="P18" style:family="paragraph" style:parent-style-name="Text_20_body" style:list-style-name="L3">
      <style:text-properties officeooo:paragraph-rsid="001c75b4"/>
    </style:style>
    <style:style style:name="T1" style:family="text">
      <style:text-properties fo:color="#2a6099" loext:opacity="100%" officeooo:rsid="0019e225"/>
    </style:style>
    <style:style style:name="T2" style:family="text">
      <style:text-properties officeooo:rsid="001c75b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ipus de dades de MySQL/MariaDB</text:h>
      <text:h text:style-name="P4" text:outline-level="2">1. Tipus per cadenes de text</text:h>
      <text:list text:style-name="L1">
        <text:list-item>
          <text:p text:style-name="P7">De quins tipus de dades disposa el MariaDB per emmagatzemar cadenes de text?</text:p>
          <text:p text:style-name="P9">String literals, binary, char, enum, row, text, varbinary, varchar (després estan els seus derivats com blob, char byte, JSON data type, mediumblob, medium text, longblob, long varchar, long text, tinyblob, tiny text). </text:p>
          <text:p text:style-name="P9"/>
        </text:list-item>
        <text:list-item>
          <text:p text:style-name="P8">Quina diferència hi ha entre el tipus de dada <text:span text:style-name="Source_20_Text">CHAR</text:span> i el <text:span text:style-name="Source_20_Text">VARCHAR</text:span>?</text:p>
          <text:p text:style-name="P9">El tipus de dada CHAR té una mida invariable, és a dir, si nosaltres especifiquem que nom es un char(5) ens està dient que els noms que hi posarem hauran de ser de 5 caràcters, ni més ni menys, mentre que amb un varchar ens permet que hi puguem afegir noms de mida menor i fins al màxim de caràcters que haguem especificat.</text:p>
          <text:p text:style-name="P9"/>
        </text:list-item>
        <text:list-item>
          <text:p text:style-name="P7">Quina diferència hi ha entre el tipus de dada <text:span text:style-name="Source_20_Text">CHAR</text:span> i el <text:span text:style-name="Source_20_Text">BINARY</text:span>?</text:p>
        </text:list-item>
      </text:list>
      <text:p text:style-name="Text_20_body"><text:tab/><text:span text:style-name="T1">El tipus de dada char s’emmagatzema com un seguit de símbols char que formen una <text:tab/>string, mentre que a un binary les dades es guarden com a bytes binaris.</text:span></text:p>
      <text:p text:style-name="Text_20_body"/>
      <text:list text:continue-numbering="true" text:style-name="L1">
        <text:list-item>
          <text:p text:style-name="P7">Què vol dir el <text:span text:style-name="Source_20_Text">CHARSET</text:span> (<text:span text:style-name="Source_20_Text">CHARACTER SET</text:span>) i la <text:span text:style-name="Source_20_Text">COLLATION</text:span>?</text:p>
        </text:list-item>
      </text:list>
      <text:p text:style-name="Text_20_body"><text:tab/><text:span text:style-name="T1">Un charset defineix quins caràcters s’emmagatzemen i quins no al donar suport a diferents <text:tab/>tipus d’idiomes, mentre que un collation defineix l’ordre que s’utilitza al comparar diferents <text:tab/>strings.</text:span></text:p>
      <text:p text:style-name="Text_20_body"/>
      <text:list text:continue-numbering="true" text:style-name="L1">
        <text:list-item>
          <text:p text:style-name="P7">Quina diferència hi ha entre el tipus de dada <text:span text:style-name="Source_20_Text">VARCHAR</text:span> i <text:span text:style-name="Source_20_Text">NVARCHAR</text:span> (<text:span text:style-name="Source_20_Text">NATIONAL VARCHAR</text:span>)?</text:p>
        </text:list-item>
      </text:list>
      <text:p text:style-name="Text_20_body"><text:tab/><text:span text:style-name="T1">El tipus varchar només pot emmagatzemar fins a caràcters de 8 bits, mentre que el <text:tab/>nvarchar pot emmagatzemar tots els tipus de caràcters d'Unicode.</text:span></text:p>
      <text:p text:style-name="Text_20_body"/>
      <text:list text:continue-numbering="true" text:style-name="L1">
        <text:list-item>
          <text:p text:style-name="P7">Quina és la longitud màxima d’una dada emmagatzemada en un camp <text:span text:style-name="Source_20_Text">CHAR</text:span>? I en un <text:span text:style-name="Source_20_Text">VARCHAR</text:span>?</text:p>
        </text:list-item>
      </text:list>
      <text:p text:style-name="Text_20_body"><text:tab/><text:span text:style-name="T1">En un varchar la dada màxima que es pot emmagatzemar es de 65532 caràcters, en un char <text:tab/>es de 255 caràcters.</text:span></text:p>
      <text:p text:style-name="Text_20_body"/>
      <text:list text:continue-numbering="true" text:style-name="L1">
        <text:list-item>
          <text:p text:style-name="P7">Què fa el MariaDB si s’intenta guardar en un <text:span text:style-name="Source_20_Text">VARCHAR(20)</text:span> una cadena de 25 posicions?</text:p>
        </text:list-item>
      </text:list>
      <text:p text:style-name="Text_20_body"><text:tab/><text:span text:style-name="T1">Depèn de en quin mode està l’SQL; si no està en mode estricte, tots aquells caràcters extres <text:tab/>que superin el màxim del varchar s’eliminaran i no s’afegiran, en canvi, si l’SQL està en <text:tab/>mode estricte donarà un error i no ho deixarà afegir a la base de dades.</text:span></text:p>
      <text:p text:style-name="Text_20_body"/>
      <text:list text:continue-numbering="true" text:style-name="L1">
        <text:list-item>
          <text:p text:style-name="P7">Què fa el MariaDB si s’intenta guardar en un camp <text:span text:style-name="Source_20_Text">CHAR(30)</text:span> una cadena de 25 posicions?</text:p>
        </text:list-item>
      </text:list>
      <text:p text:style-name="Text_20_body"><text:tab/><text:span text:style-name="T1">Tots els caràcters necessaris per a que ocupi el mateix espai que el s’ha especificat en el <text:tab/>char s’afegeixen caràcters d’espai per a que sigui la mateixa mida.</text:span></text:p>
      <text:p text:style-name="Text_20_body"/>
      <text:list text:continue-numbering="true" text:style-name="L1">
        <text:list-item>
          <text:p text:style-name="P7">Què fa el MariaDB si s’intenta guardar en un camp <text:span text:style-name="Source_20_Text">VARCHAR(30)</text:span> una cadena de 25 posicions?</text:p>
        </text:list-item>
      </text:list>
      <text:p text:style-name="Text_20_body"><text:tab/><text:span text:style-name="T1">L’emmagatzema amb la mida de 25 caràcters, ja que el varchar està preparat per a que se li <text:tab/>afegeixin string menors als de la seva capacitat màxima.</text:span></text:p>
      <text:list text:continue-numbering="true" text:style-name="L1">
        <text:list-item>
          <text:p text:style-name="P7"><text:soft-page-break/>Quins factors s’han de tenir en compte per triar entre el tipus de dada <text:span text:style-name="Source_20_Text">CHAR</text:span> i el <text:span text:style-name="Source_20_Text">VARCHAR</text:span>?</text:p>
        </text:list-item>
      </text:list>
      <text:p text:style-name="Text_20_body"><text:tab/><text:span text:style-name="T1">Si volem emmagatzemar un tipus de dada que sabem que la seva dimensió pot ser variada, <text:tab/>ens interessa emmagatzemar aquest tipus de dades en un varchar, en canvi, si sabem que el <text:tab/>tipus de dada que volem guardar no canvia, en interessa un char, ja que sempre serà de la <text:tab/>mateixa dimensió.</text:span></text:p>
      <text:p text:style-name="Text_20_body"/>
      <text:list text:continue-numbering="true" text:style-name="L1">
        <text:list-item>
          <text:p text:style-name="P7">Posa exemples de 3 atributs en què sigui convenient fer servir el tipus de dada <text:span text:style-name="Source_20_Text">VARCHAR</text:span>.</text:p>
          <text:p text:style-name="P9">Cognoms, direccions i noms de ciutats.</text:p>
        </text:list-item>
      </text:list>
      <text:p text:style-name="P2"/>
      <text:h text:style-name="P5" text:outline-level="2">2. Tipus de dades per a dates i temps</text:h>
      <text:list text:style-name="L2">
        <text:list-item>
          <text:p text:style-name="P16">De quins tipus de dades disposa el MariaDB per emmagatzemar dates i temps?</text:p>
          <text:p text:style-name="P10">Date, time, datetime, timestamp, year data type.</text:p>
          <text:p text:style-name="P10"/>
        </text:list-item>
        <text:list-item>
          <text:p text:style-name="P15">Per a quins tipus de valors és adequat cadascun d’ells?</text:p>
          <text:p text:style-name="P10">Date serveix per guardar només la data (dia, mes i any), time es per guardar el temps (hora, minuts, segons i mil·lisegons), datetime es una fusió dels dos anteriors, timestamp permet guardar el mateix que l’anterior format però només d’una manera en específic (‘yyyy-mm-dd hh-mm-ss.ffffff’) i year data tipe ens permet guardar l’any en format de dos dígits o quatre.</text:p>
          <text:p text:style-name="P10"/>
        </text:list-item>
        <text:list-item>
          <text:p text:style-name="P15">Quina diferència hi ha entre el tipus <text:span text:style-name="Source_20_Text">DATETIME</text:span> i <text:span text:style-name="Source_20_Text">TIMESTAMP</text:span>?</text:p>
          <text:p text:style-name="P10">Datetime ens permet guardar el dia i moment tant en format dígits com en format strings, mentre que el timestamp només ens permet guardar-lo en format dígits i en un format en específic.</text:p>
          <text:p text:style-name="P10"/>
        </text:list-item>
        <text:list-item>
          <text:p text:style-name="P15">Es poden fer operacions amb dates en MariaDB? Quines?</text:p>
          <text:p text:style-name="P10">Sí es poden fer operacions, sumar dies, mesos, anys, restar-ne, convertir dates en dies o mesos, especificar dies, etc.</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2"><text:soft-page-break/><text:span text:style-name="T2">3. Tipus de dades numèriques</text:span></text:h>
      <text:list text:style-name="L3">
        <text:list-item>
          <text:p text:style-name="P18">De quins tipus de dades disposa el MariaDB per emmagatzemar valors numèrics?</text:p>
          <text:p text:style-name="P11">Tinyint, smallint, mediumint, int, bigint, decimal, float, double, bit (després estan el sinònims, com boolean, int1, int2, int3, int4, int8).</text:p>
          <text:p text:style-name="P11"/>
        </text:list-item>
        <text:list-item>
          <text:p text:style-name="P17">Quins tipus de nombres es poden emmagatzemar amb el tipus <text:span text:style-name="Source_20_Text">DECIMAL</text:span> o <text:span text:style-name="Source_20_Text">NUMERIC</text:span>?</text:p>
          <text:p text:style-name="P11">Es poden emmagatzemar tant números positius com de negatius amb decimals.</text:p>
          <text:p text:style-name="P11"/>
        </text:list-item>
        <text:list-item>
          <text:p text:style-name="P17">Per a què serveixen la precisió i l’escala dels <text:span text:style-name="Source_20_Text">DECIMAL</text:span>?</text:p>
          <text:p text:style-name="P11">La precisió es per determinar el nombre de números total i l’escala es per determinar el nombre de números després de la coma decimal.</text:p>
          <text:p text:style-name="P11"/>
        </text:list-item>
        <text:list-item>
          <text:p text:style-name="P17">Què fa el MariaDB si s’intenta emmagatzemar el valor 12.345 en un camp de tipus <text:span text:style-name="Source_20_Text">DECIMAL(5,2)</text:span>?</text:p>
          <text:p text:style-name="P11">No podria afegir el nombre així com està ja que superaria el nombre de decimals després de la coma, i per tant arrodoniria el número 45 al decimal més proper, el 4, i el nombre que s’afegiria seria el 12.34.</text:p>
          <text:p text:style-name="P11"/>
        </text:list-item>
        <text:list-item>
          <text:p text:style-name="P17">Què fa el MySQL si s’intenta emmagatzemar el valor 12.34 en un camp de tipus <text:span text:style-name="Source_20_Text">NUMERIC(3,2)</text:span>?</text:p>
          <text:p text:style-name="P12">Canviaria el nombre per 9.99, ja que el nombre màxim amb (3, 2) es 9.99.</text:p>
          <text:p text:style-name="P12"/>
        </text:list-item>
        <text:list-item>
          <text:p text:style-name="P17">Quina diferència hi ha entre el tipus <text:span text:style-name="Source_20_Text">FLOAT</text:span> i el tipus <text:span text:style-name="Source_20_Text">DECIMAL</text:span>?</text:p>
          <text:p text:style-name="P13">El tipus decimal s’utilitza quan es vol molta precisió de decimals amb les teves dades, ja que només emmagatzema fins aquells que has especificat, mentre que amb el float emmagatzema tots els decimals (fins al seu límit de capacitat).</text:p>
          <text:p text:style-name="P13"/>
        </text:list-item>
        <text:list-item>
          <text:p text:style-name="P17">Quina escala fa servir el MariaDB si no s’especifica més que la precisió en un <text:span text:style-name="Source_20_Text">DECIMAL</text:span>?</text:p>
          <text:p text:style-name="P13">Si no especifiquem l’escala en un Decimal, MariaDB agafa el per defecte, que en aquest cas seria el 0, i per tant serien números sense decimals.</text:p>
          <text:p text:style-name="P13"/>
        </text:list-item>
        <text:list-item>
          <text:p text:style-name="P17">Com especifiquem que una dada guardarà només nombres positius?</text:p>
          <text:p text:style-name="P13">Haurem d’especificar en la creació del Decimal que ha de ser Unsigned, ja que ens deshabilita els nombres negatius a la taula.</text:p>
          <text:p text:style-name="P13"/>
        </text:list-item>
        <text:list-item>
          <text:p text:style-name="P17">Què és un <text:span text:style-name="Source_20_Text">ENUM</text:span>? Dóna un exemple de possible ús d’un <text:span text:style-name="Source_20_Text">ENUM</text:span>.</text:p>
          <text:p text:style-name="P14">Un enum es com una llista de dades fixa que només es pot triar entre el llistat que s’ha especificat al crear la taula, tingui informació o estigui buida.</text:p>
          <text:p text:style-name="P14">Un exemple d’un possible ús seria triar el tipus de rol dins d’una pàgina web (convidat, usuari, admin) i quan s’afegeixi un usuari qualsevol especificar quin rol té.</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true" fo:line-height="100%"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top="0cm" fo:margin-bottom="0.101cm" style:contextual-spacing="false" style:page-number="auto"/>
      <style:text-properties fo:color="#2a6099" loext:opacity="100%" fo:font-size="18pt" style:text-underline-style="solid" style:text-underline-width="auto" style:text-underline-color="#ff0000"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101cm" style:contextual-spacing="false" style:page-number="auto"/>
      <style:text-properties fo:color="#000000" loext:opacity="100%" fo:font-size="15pt" style:text-underline-style="solid" style:text-underline-width="auto" style:text-underline-color="#2a6099"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contextual-spacing="false"/>
      <style:text-properties fo:color="#000000" loext:opacity="100%" fo:font-size="14pt" style:text-underline-style="solid" style:text-underline-width="auto" style:text-underline-color="#ff0000"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9e225" officeooo:paragraph-rsid="0019e22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c Sánchez López<text:tab/><text:tab/>30/12/2023</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0T10:20:41.908000000</meta:creation-date>
    <dc:title>Base</dc:title>
    <meta:editing-duration>PT4H22M11S</meta:editing-duration>
    <meta:editing-cycles>9</meta:editing-cycles>
    <meta:generator>LibreOffice/7.6.2.1$Windows_X86_64 LibreOffice_project/56f7684011345957bbf33a7ee678afaf4d2ba333</meta:generator>
    <dc:date>2023-12-30T18:13:04.953000000</dc:date>
    <meta:document-statistic meta:table-count="0" meta:image-count="0" meta:object-count="0" meta:page-count="3" meta:paragraph-count="54" meta:word-count="1102" meta:character-count="6185" meta:non-whitespace-character-count="5139"/>
    <meta:template xlink:type="simple" xlink:actuate="onRequest" xlink:title="Base" xlink:href="../../../../../../../../AppData/Roaming/LibreOffice/4/user/template/Base.ott" meta:date="2023-12-30T10:20:40.973000000"/>
  </office:meta>
</office:document-meta>
</file>